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11bf" officeooo:paragraph-rsid="000311bf"/>
    </style:style>
    <style:style style:name="P2" style:family="paragraph" style:parent-style-name="Standard">
      <style:text-properties officeooo:rsid="000419e0" officeooo:paragraph-rsid="000419e0"/>
    </style:style>
    <style:style style:name="P3" style:family="paragraph" style:parent-style-name="Standard">
      <style:text-properties officeooo:rsid="00063ee5" officeooo:paragraph-rsid="00063ee5"/>
    </style:style>
    <style:style style:name="P4" style:family="paragraph" style:parent-style-name="Standard">
      <style:paragraph-properties fo:text-align="center" style:justify-single-word="false"/>
      <style:text-properties fo:font-size="44pt" officeooo:rsid="0007697b" officeooo:paragraph-rsid="0007697b" style:font-size-asian="44pt" style:font-size-complex="44pt"/>
    </style:style>
    <style:style style:name="P5" style:family="paragraph" style:parent-style-name="Standard">
      <style:text-properties fo:font-weight="normal" officeooo:rsid="00097b48" officeooo:paragraph-rsid="000eed11" style:font-weight-asian="normal" style:font-weight-complex="normal"/>
    </style:style>
    <style:style style:name="P6" style:family="paragraph" style:parent-style-name="Standard">
      <style:text-properties fo:font-weight="bold" officeooo:rsid="00097b48" officeooo:paragraph-rsid="000eed11" style:font-weight-asian="bold" style:font-weight-complex="bold"/>
    </style:style>
    <style:style style:name="P7" style:family="paragraph" style:parent-style-name="Standard">
      <style:text-properties fo:font-weight="bold" officeooo:rsid="000eed11" officeooo:paragraph-rsid="000eed11" style:font-weight-asian="bold" style:font-weight-complex="bold"/>
    </style:style>
    <style:style style:name="P8" style:family="paragraph" style:parent-style-name="Standard">
      <style:text-properties officeooo:rsid="000265cb" officeooo:paragraph-rsid="000265cb"/>
    </style:style>
    <style:style style:name="P9" style:family="paragraph" style:parent-style-name="Standard">
      <style:text-properties officeooo:rsid="000265cb" officeooo:paragraph-rsid="000eed11"/>
    </style:style>
    <style:style style:name="P10" style:family="paragraph" style:parent-style-name="Standard">
      <style:text-properties officeooo:rsid="000eed11" officeooo:paragraph-rsid="000eed11"/>
    </style:style>
    <style:style style:name="P11" style:family="paragraph" style:parent-style-name="Standard">
      <style:paragraph-properties fo:text-align="center" style:justify-single-word="false"/>
      <style:text-properties fo:font-size="44pt" officeooo:rsid="0007697b" officeooo:paragraph-rsid="0007697b" style:font-size-asian="44pt" style:font-size-complex="44pt"/>
    </style:style>
    <style:style style:name="P12" style:family="paragraph" style:parent-style-name="Standard">
      <style:text-properties officeooo:rsid="00011eed" officeooo:paragraph-rsid="000eed11"/>
    </style:style>
    <style:style style:name="P13" style:family="paragraph" style:parent-style-name="Standard">
      <style:text-properties officeooo:rsid="00050134" officeooo:paragraph-rsid="000eed11"/>
    </style:style>
    <style:style style:name="P14" style:family="paragraph" style:parent-style-name="Standard">
      <style:text-properties officeooo:rsid="000311bf" officeooo:paragraph-rsid="000eed11"/>
    </style:style>
    <style:style style:name="P15" style:family="paragraph" style:parent-style-name="Standard">
      <style:paragraph-properties fo:break-before="page"/>
      <style:text-properties fo:font-weight="bold" officeooo:rsid="000eed11" officeooo:paragraph-rsid="000eed11" style:font-weight-asian="bold" style:font-weight-complex="bold"/>
    </style:style>
    <style:style style:name="T1" style:family="text">
      <style:text-properties officeooo:rsid="000265cb"/>
    </style:style>
    <style:style style:name="T2" style:family="text">
      <style:text-properties officeooo:rsid="0007af0c"/>
    </style:style>
    <style:style style:name="T3" style:family="text">
      <style:text-properties officeooo:rsid="000aa605"/>
    </style:style>
    <style:style style:name="T4" style:family="text">
      <style:text-properties officeooo:rsid="000eed11"/>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ct 1: <text:span text:style-name="T2">Concurrent</text:span> Web Server using BSD Sockets Report</text:p>
      <text:p text:style-name="P4"/>
      <text:p text:style-name="P4">CS 118: Computer Networking Fundamentals</text:p>
      <text:p text:style-name="P4"/>
      <text:p text:style-name="P4">Matthew Lin</text:p>
      <text:p text:style-name="P4">904281426</text:p>
      <text:p text:style-name="P4"/>
      <text:p text:style-name="P4">February 5, 2015</text:p>
      <text:p text:style-name="P4">TA: Seungbae Kim</text:p>
      <text:p text:style-name="P15">High-level description of my system's design:</text:p>
      <text:p text:style-name="P10"/>
      <text:p text:style-name="P10"><text:span text:style-name="T5">Difficulties that I encountered:</text:span></text:p>
      <text:p text:style-name="P6"/>
      <text:p text:style-name="P6">How to compile and run my source code:</text:p>
      <text:p text:style-name="P5">1. Enter “make” into Terminal. This compiles the server.c and server.o files and generates an executable file called server. The Makefile produces the exact same executable as one you would create if you ran the command “gcc -o server server.c”.</text:p>
      <text:p text:style-name="P5">2. <text:span text:style-name="T3">Inside the code, you have the option of running either Part A or Part B. These are lines 26 and 29 for Part A and Part B, respectively. Uncomment the option you want to use, then proceed through the following instructions.</text:span></text:p>
      <text:p text:style-name="P8"/>
      <text:p text:style-name="P9">Part A:</text:p>
      <text:p text:style-name="P13">I ran the following sequence of instructions:</text:p>
      <text:p text:style-name="P12"><text:span text:style-name="T4">1. </text:span>Run “./server 10000” on a terminal</text:p>
      <text:p text:style-name="P12"><text:span text:style-name="T4">2. </text:span>Run “./client 192.168.0.151 10000” on a <text:span text:style-name="T4">different</text:span> terminal</text:p>
      <text:p text:style-name="P12"><text:span text:style-name="T4">3. </text:span>Run “localhost:10000/” on a browser (I used Firefox)</text:p>
      <text:p text:style-name="P14"><text:span text:style-name="T4">4. </text:span>On the browser screen, I saw the text “I got your message” for about 1 second</text:p>
      <text:p text:style-name="P12"><text:span text:style-name="T4">5. </text:span>Check the terminal window where I ran “./<text:span text:style-name="T1">server 10000”. The message is below in the Sample outputs section.</text:span></text:p>
      <text:p text:style-name="P12"/>
      <text:p text:style-name="P10">Part B:</text:p>
      <text:p text:style-name="P10">I ran this sequence of instructions:</text:p>
      <text:p text:style-name="P10">1. Run “./server 10001” on a terminal</text:p>
      <text:p text:style-name="P10">2. Run “.client 192.168.0.151 10001” on a different terminal</text:p>
      <text:p text:style-name="P10">3. Run “localhost:10001/test.txt” on a browser (I used firefox)</text:p>
      <text:p text:style-name="P10">* Outputs a text file into the browser</text:p>
      <text:p text:style-name="P10"/>
      <text:p text:style-name="P10">4. Run “./server 10002” on a terminal</text:p>
      <text:p text:style-name="P10">5. Run “.client 192.168.0.151 10002” on a different terminal</text:p>
      <text:p text:style-name="P10">6. Run “localhost:10002/dog.gif” on a browser (I used firefox)</text:p>
      <text:p text:style-name="P10">* Plays a GIF file of a dog on the browser</text:p>
      <text:p text:style-name="P10"/>
      <text:p text:style-name="P10">7. Run “./server 10003” on a terminal</text:p>
      <text:p text:style-name="P10">8. Run “.client 192.168.0.151 10003” on a different terminal</text:p>
      <text:p text:style-name="P10">9. Run “localhost:10003/ucla.jpg” on a browser (I used firefox)</text:p>
      <text:p text:style-name="P10">* Displays a picture of UCLA on the browser</text:p>
      <text:p text:style-name="P10"><text:line-break/>All the console outputs are listed in Sample outputs.</text:p>
      <text:p text:style-name="P10"/>
      <text:p text:style-name="P7">Sample outputs:</text:p>
      <text:p text:style-name="P10">Part A:</text:p>
      <text:p text:style-name="P1">Here is the message: GET / HTTP/1.1 </text:p>
      <text:p text:style-name="P1">Host: localhost:10000 </text:p>
      <text:p text:style-name="P1">User-Agent: Mozilla/5.0 (X11; Ubuntu; Linux x86_64; rv:39.0) Gecko/20100101 Firefox/39.0 </text:p>
      <text:p text:style-name="P1">Accept: text/html,application/xhtml+xml,application/xml;q=0.9,*/*;q=0.8 </text:p>
      <text:p text:style-name="P1">Accept-Language: en-US,en;q=0.5 </text:p>
      <text:p text:style-name="P1">Accept-Encoding: gzi </text:p>
      <text:p text:style-name="P1"/>
      <text:p text:style-name="P2"><text:soft-page-break/>Each field is defined as follows:</text:p>
      <text:p text:style-name="P2">* The first line is an HTTP request line. This is the bare minimum HTTP request in this case because we are not specifying an HTML page.</text:p>
      <text:p text:style-name="P2">* The second line is the beginning of the header. From here, we learn about the host, in this case “localhost”. We need this in case of virtual hosting, where a particular web server can host a wide variety of domains and websites. We also see our port number (10000).</text:p>
      <text:p text:style-name="P2">* User-Agent provides information on the client software. We can see I am running Mozilla on Ubuntu with a Linux x86_64 machine.</text:p>
      <text:p text:style-name="P2">* Accept: Describes what media/content is acceptable to the client. We can accept html, xml, and xhtml + xml files for this server. The q parameters after specifies which type of content is “preferred”.</text:p>
      <text:p text:style-name="P2">* Accept-Language: This is most often used to compress data, indicating if you want to provide content in many different languages.</text:p>
      <text:p text:style-name="P2">* Accept-Encoding: Refers to the type of encoding scheme that the server will accept, in this case gzi.</text:p>
      <text:p text:style-name="P2"/>
      <text:p text:style-name="P3">Part B:</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9:28:43.562345109</meta:creation-date>
    <meta:generator>LibreOffice/4.2.8.2$Linux_X86_64 LibreOffice_project/420m0$Build-2</meta:generator>
    <dc:date>2016-02-05T13:46:24.896401416</dc:date>
    <meta:editing-duration>P3DT9H24M4S</meta:editing-duration>
    <meta:editing-cycles>10</meta:editing-cycles>
    <meta:document-statistic meta:table-count="0" meta:image-count="0" meta:object-count="0" meta:page-count="3" meta:paragraph-count="49" meta:word-count="521" meta:character-count="3130" meta:non-whitespace-character-count="2651"/>
  </office:meta>
</office:document-meta>
</file>